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writing-mode="lr-tb"/>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cm" fo:margin-right="0cm"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Koyeb's Pro Plan Trial Frequently Asked Questions</text:h>
      <text:p text:style-name="P2">In this section, you'll find answers about Koyeb's Pro plan trial, how it works, and what happens when the trial ends.</text:p>
      <text:p text:style-name="P2">If you have a question that isn't covered here, feel free to ask us on the <text:a xlink:type="simple" xlink:href="https://community.koyeb.com/c/general" office:target-frame-name="_blank" xlink:show="new" text:style-name="Internet_20_link" text:visited-style-name="Visited_20_Internet_20_Link">community platform</text:a>.</text:p>
      <text:h text:style-name="P3" text:outline-level="2">What is Koyeb’s Pro plan trial?<text:bookmark text:name="what-is-koyebs-pro-plan-trial"/></text:h>
      <text:p text:style-name="P2">The Koyeb Pro plan trial allows you to access advanced platform and collaboration features, which are part of the <text:a xlink:type="simple" xlink:href="https://www.koyeb.com/pricing" office:target-frame-name="_blank" xlink:show="new" text:style-name="Internet_20_link" text:visited-style-name="Visited_20_Internet_20_Link">Pro plan</text:a>, free for 7 days with $10 included compute credits.</text:p>
      <text:h text:style-name="P3" text:outline-level="2">How do I start a Pro trial?<text:bookmark text:name="how-do-i-start-a-pro-trial"/></text:h>
      <text:p text:style-name="P2">The Pro trial begins as soon as you sign up for Koyeb and create your first organization.</text:p>
      <text:h text:style-name="P3" text:outline-level="2">How long does the Pro trial last?<text:bookmark text:name="how-long-does-the-pro-trial-last"/></text:h>
      <text:p text:style-name="P2">Your trial ends after 7 days or once you've used the provided $10 of compute credits.</text:p>
      <text:h text:style-name="P3" text:outline-level="2">What are the options once the Pro trial ends?<text:bookmark text:name="what-are-the-options-once-the-pro-trial-ends"/></text:h>
      <text:p text:style-name="P2">When your trial ends, you can either continue with the Pro plan or choose another plan that better fits your needs. To ensure that you and your team can continue using your organization without interruption, we recommend subscribing to a plan as soon as possible.</text:p>
      <text:h text:style-name="P3" text:outline-level="2">What happens if I upgrade to a plan before the Pro trial ends?<text:bookmark text:name="what-happens-if-i-upgrade-to-a-plan-before-the-pro-trial-ends"/></text:h>
      <text:p text:style-name="P2">Upgrading to a plan before your trial ends will stop the trial. If you upgrade to the Pro or Scale plan, you are immediately upgraded to that plan and charged on the spot. This initial charge is prorated based on how far into the month it is when you upgrade.</text:p>
      <text:p text:style-name="P4">If you upgrade to the Starter plan, we verify the card you enter by placing a $1 hold and immediately canceling the hold. The Starter plan is pay-as-you-go, and you will only be charged for the resources you use beyond the <text:span text:style-name="Source_20_Text">free</text:span> instance included with all plans.</text:p>
      <text:h text:style-name="P3" text:outline-level="2">What are the Pro trial limitations?<text:bookmark text:name="what-are-the-pro-trial-limitations"/></text:h>
      <text:p text:style-name="P2">The Pro trial allows you to access all the features of the Pro plan but comes with some limitations:</text:p>
      <text:list text:style-name="L1">
        <text:list-item>
          <text:p text:style-name="P5">You have used the $10 in included compute credits. After you’ve used these credits, you need to subscribe to a plan to continue using your organization and accessing your resources.</text:p>
        </text:list-item>
        <text:list-item>
          <text:p text:style-name="P6">You can only get 1 Pro plan trial per user account.</text:p>
        </text:list-item>
      </text:list>
      <text:h text:style-name="P3" text:outline-level="2"><text:soft-page-break/>What happens when the Pro trial ends?<text:bookmark text:name="what-happens-when-the-pro-trial-ends"/></text:h>
      <text:p text:style-name="P2">After the Pro trial ends, your resources will be paused for 14 days before permanent deletion. You will need to upgrade to a plan to recover access to your organization.</text:p>
      <text:p text:style-name="P2">If you upgrade to a plan within the 14 days, you will regain access to your resources and be able to resume your services. After this period, you will still be able to access your organization and subscribe to a plan, but you will not be able to recover access to your resources.</text:p>
      <text:h text:style-name="P3" text:outline-level="2">What if I don’t want to add a credit card?<text:bookmark text:name="what-if-i-dont-want-to-add-a-credit-card"/></text:h>
      <text:p text:style-name="P2">You can join the Hobby plan without adding a credit card by creating a new organization. The Hobby plan can deploy a single web service and database for free. Note that some regions require a credit card for the Hobby plan. For more information, please see our <text:a xlink:type="simple" xlink:href="https://www.koyeb.com/docs/faqs/pricing#why-does-koyeb-require-a-credit-card" text:style-name="Internet_20_link" text:visited-style-name="Visited_20_Internet_20_Link">Pricing FAQs</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1T02:22:57.777148700</meta:creation-date>
    <dc:date>2026-01-01T02:23:04.736236100</dc:date>
    <meta:editing-duration>PT9S</meta:editing-duration>
    <meta:editing-cycles>1</meta:editing-cycles>
    <meta:generator>LibreOffice/25.2.7.2$Windows_X86_64 LibreOffice_project/5cbfd1ab6520636bb5f7b99185aa69bd7456825d</meta:generator>
    <meta:document-statistic meta:table-count="0" meta:image-count="0" meta:object-count="0" meta:page-count="2" meta:paragraph-count="23" meta:word-count="510" meta:character-count="2760" meta:non-whitespace-character-count="2275"/>
  </office:meta>
</office:document-meta>
</file>